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56cm"/>
    </style:style>
    <style:style style:name="co5" style:family="table-column">
      <style:table-column-properties fo:break-before="auto" style:column-width="6.754cm"/>
    </style:style>
    <style:style style:name="co6" style:family="table-column">
      <style:table-column-properties fo:break-before="auto" style:column-width="4.249cm"/>
    </style:style>
    <style:style style:name="co7" style:family="table-column">
      <style:table-column-properties fo:break-before="auto" style:column-width="10.2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ngle (Degrees)</text:p>
          </table:table-cell>
          <table:table-cell office:value-type="string" calcext:value-type="string">
            <text:p>Source Strength, E’ (KeV)</text:p>
          </table:table-cell>
          <table:table-cell office:value-type="string" calcext:value-type="string">
            <text:p>FWHH</text:p>
          </table:table-cell>
          <table:table-cell office:value-type="string" calcext:value-type="string">
            <text:p># Counts</text:p>
          </table:table-cell>
          <table:table-cell office:value-type="string" calcext:value-type="string">
            <text:p>Un-scaterred source peak (KeV)</text:p>
          </table:table-cell>
          <table:table-cell office:value-type="string" calcext:value-type="string">
            <text:p>Scaling Value</text:p>
          </table:table-cell>
          <table:table-cell office:value-type="string" calcext:value-type="string">
            <text:p>Scaled Source Strength E’</text:p>
          </table:table-cell>
          <table:table-cell/>
          <table:table-cell office:value-type="string" calcext:value-type="string">
            <text:p>Count Error</text:p>
          </table:table-cell>
          <table:table-cell office:value-type="string" calcext:value-type="string">
            <text:p>Leakage </text:p>
          </table:table-cell>
          <table:table-cell office:value-type="string" calcext:value-type="string">
            <text:p>1/E’</text:p>
          </table:table-cell>
          <table:table-cell office:value-type="string" calcext:value-type="string">
            <text:p>1-cos(theta)</text:p>
          </table:table-cell>
          <table:table-cell office:value-type="string" calcext:value-type="string">
            <text:p>Theta with Offset</text:p>
          </table:table-cell>
          <table:table-cell office:value-type="string" calcext:value-type="string">
            <text:p>1-cos(theta)</text:p>
          </table:table-cell>
          <table:table-cell office:value-type="string" calcext:value-type="string">
            <text:p>1 – cos(theta) error</text:p>
          </table:table-cell>
          <table:table-cell office:value-type="string" calcext:value-type="string">
            <text:p>Error on E’</text:p>
          </table:table-cell>
          <table:table-cell office:value-type="string" calcext:value-type="string">
            <text:p>Error on 1/E’</text:p>
          </table:table-cell>
          <table:table-cell office:value-type="string" calcext:value-type="string">
            <text:p>Error on the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.5" calcext:value-type="float">
            <text:p>653.5</text:p>
          </table:table-cell>
          <table:table-cell office:value-type="float" office:value="50.88" calcext:value-type="float">
            <text:p>50.88</text:p>
          </table:table-cell>
          <table:table-cell office:value-type="float" office:value="107230" calcext:value-type="float">
            <text:p>107230</text:p>
          </table:table-cell>
          <table:table-cell office:value-type="float" office:value="650.38" calcext:value-type="float">
            <text:p>650.38</text:p>
          </table:table-cell>
          <table:table-cell table:formula="of:=[.$H$15] / [.E2]" office:value-type="float" office:value="1.01740520926228" calcext:value-type="float">
            <text:p>1.01740520926228</text:p>
          </table:table-cell>
          <table:table-cell table:formula="of:=[.B2]*[.F2]" office:value-type="float" office:value="664.874304252899" calcext:value-type="float">
            <text:p>664.874304252899</text:p>
          </table:table-cell>
          <table:table-cell table:formula="of:=[.G2] * 1.602E-019" office:value-type="float" office:value="1.06512863541314E-016" calcext:value-type="float">
            <text:p>1.06512863541314E-16</text:p>
          </table:table-cell>
          <table:table-cell table:number-columns-repeated="2"/>
          <table:table-cell table:formula="of:=1/[.G2]" office:value-type="float" office:value="0.00150404368706003" calcext:value-type="float">
            <text:p>0.00150404368706003</text:p>
          </table:table-cell>
          <table:table-cell table:formula="of:=1 - COS(RADIANS([.A2]))" office:value-type="float" office:value="0" calcext:value-type="float">
            <text:p>0</text:p>
          </table:table-cell>
          <table:table-cell table:formula="of:=[.A2] - [.$H$16]" office:value-type="float" office:value="-2.2337" calcext:value-type="float">
            <text:p>-2.2337</text:p>
          </table:table-cell>
          <table:table-cell table:formula="of:=1 - COS(RADIANS([.M2]))" office:value-type="float" office:value="0.000759835222435945" calcext:value-type="float">
            <text:p>0.000759835222435945</text:p>
          </table:table-cell>
          <table:table-cell table:formula="of:=ABS(SIN(RADIANS([.M2])) * 0.44565)" office:value-type="float" office:value="0.0173694515564121" calcext:value-type="float">
            <text:p>0.0173694515564121</text:p>
          </table:table-cell>
          <table:table-cell table:formula="of:=[.C2]/SQRT([.D2])" office:value-type="float" office:value="0.155377793446362" calcext:value-type="float">
            <text:p>0.155377793446362</text:p>
          </table:table-cell>
          <table:table-cell table:formula="of:=[.P2]/([.G2]^2)" office:value-type="float" office:value="0.000000351487473417874" calcext:value-type="float">
            <text:p>3.51487473417874E-07</text:p>
          </table:table-cell>
          <table:table-cell table:formula="of:=ABS(0.00161*SIN(RADIANS([.M2])))" office:value-type="float" office:value="0.0000627506271868583" calcext:value-type="float">
            <text:p>6.27506271868583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2.9" calcext:value-type="float">
            <text:p>652.9</text:p>
          </table:table-cell>
          <table:table-cell office:value-type="float" office:value="50.88" calcext:value-type="float">
            <text:p>50.88</text:p>
          </table:table-cell>
          <table:table-cell office:value-type="float" office:value="110352" calcext:value-type="float">
            <text:p>110352</text:p>
          </table:table-cell>
          <table:table-cell office:value-type="float" office:value="650.18" calcext:value-type="float">
            <text:p>650.18</text:p>
          </table:table-cell>
          <table:table-cell table:formula="of:=[.$H$15] / [.E3]" office:value-type="float" office:value="1.01771817035283" calcext:value-type="float">
            <text:p>1.01771817035283</text:p>
          </table:table-cell>
          <table:table-cell table:formula="of:=[.B3]*[.F3]" office:value-type="float" office:value="664.46819342336" calcext:value-type="float">
            <text:p>664.46819342336</text:p>
          </table:table-cell>
          <table:table-cell table:formula="of:=[.G3] * 1.602E-019" office:value-type="float" office:value="1.06447804586422E-016" calcext:value-type="float">
            <text:p>1.06447804586422E-16</text:p>
          </table:table-cell>
          <table:table-cell table:number-columns-repeated="2"/>
          <table:table-cell table:formula="of:=1/[.G3]" office:value-type="float" office:value="0.0015049629311043" calcext:value-type="float">
            <text:p>0.0015049629311043</text:p>
          </table:table-cell>
          <table:table-cell table:formula="of:=1 - COS(RADIANS([.A3]))" office:value-type="float" office:value="0.00380530190825446" calcext:value-type="float">
            <text:p>0.00380530190825446</text:p>
          </table:table-cell>
          <table:table-cell table:formula="of:=[.A3] - [.$H$16]" office:value-type="float" office:value="2.7663" calcext:value-type="float">
            <text:p>2.7663</text:p>
          </table:table-cell>
          <table:table-cell table:formula="of:=1 - COS(RADIANS([.M3]))" office:value-type="float" office:value="0.00116530316904362" calcext:value-type="float">
            <text:p>0.00116530316904362</text:p>
          </table:table-cell>
          <table:table-cell table:formula="of:=ABS(SIN(RADIANS([.M3])) * 0.44565)" office:value-type="float" office:value="0.0215080884792188" calcext:value-type="float">
            <text:p>0.0215080884792188</text:p>
          </table:table-cell>
          <table:table-cell table:formula="of:=[.C3]/SQRT([.D3])" office:value-type="float" office:value="0.153164105289703" calcext:value-type="float">
            <text:p>0.153164105289703</text:p>
          </table:table-cell>
          <table:table-cell table:formula="of:=[.P3]/([.G3]^2)" office:value-type="float" office:value="0.0000003469034381453" calcext:value-type="float">
            <text:p>3.469034381453E-07</text:p>
          </table:table-cell>
          <table:table-cell table:formula="of:=ABS(0.00161*SIN(RADIANS([.M3])))" office:value-type="float" office:value="0.0000777022830731343" calcext:value-type="float">
            <text:p>7.77022830731343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5.86" calcext:value-type="float">
            <text:p>645.86</text:p>
          </table:table-cell>
          <table:table-cell office:value-type="float" office:value="52.95" calcext:value-type="float">
            <text:p>52.95</text:p>
          </table:table-cell>
          <table:table-cell office:value-type="float" office:value="21115" calcext:value-type="float">
            <text:p>21115</text:p>
          </table:table-cell>
          <table:table-cell office:value-type="float" office:value="649.24" calcext:value-type="float">
            <text:p>649.24</text:p>
          </table:table-cell>
          <table:table-cell table:formula="of:=[.$H$15] / [.E4]" office:value-type="float" office:value="1.01919167026061" calcext:value-type="float">
            <text:p>1.01919167026061</text:p>
          </table:table-cell>
          <table:table-cell table:formula="of:=[.B4]*[.F4]" office:value-type="float" office:value="658.255132154519" calcext:value-type="float">
            <text:p>658.255132154519</text:p>
          </table:table-cell>
          <table:table-cell table:formula="of:=[.G4] * 1.602E-019" office:value-type="float" office:value="1.05452472171154E-016" calcext:value-type="float">
            <text:p>1.05452472171154E-16</text:p>
          </table:table-cell>
          <table:table-cell table:number-columns-repeated="2"/>
          <table:table-cell table:formula="of:=1/[.G4]" office:value-type="float" office:value="0.00151916779855088" calcext:value-type="float">
            <text:p>0.00151916779855088</text:p>
          </table:table-cell>
          <table:table-cell table:formula="of:=1 - COS(RADIANS([.A4]))" office:value-type="float" office:value="0.015192246987792" calcext:value-type="float">
            <text:p>0.015192246987792</text:p>
          </table:table-cell>
          <table:table-cell table:formula="of:=[.A4] - [.$H$16]" office:value-type="float" office:value="7.7663" calcext:value-type="float">
            <text:p>7.7663</text:p>
          </table:table-cell>
          <table:table-cell table:formula="of:=1 - COS(RADIANS([.M4]))" office:value-type="float" office:value="0.00917250627141453" calcext:value-type="float">
            <text:p>0.00917250627141453</text:p>
          </table:table-cell>
          <table:table-cell table:formula="of:=ABS(SIN(RADIANS([.M4])) * 0.44565)" office:value-type="float" office:value="0.060221938974584" calcext:value-type="float">
            <text:p>0.060221938974584</text:p>
          </table:table-cell>
          <table:table-cell table:formula="of:=[.C4]/SQRT([.D4])" office:value-type="float" office:value="0.364393332255128" calcext:value-type="float">
            <text:p>0.364393332255128</text:p>
          </table:table-cell>
          <table:table-cell table:formula="of:=[.P4]/([.G4]^2)" office:value-type="float" office:value="0.000000840972731282399" calcext:value-type="float">
            <text:p>8.40972731282399E-07</text:p>
          </table:table-cell>
          <table:table-cell table:formula="of:=ABS(0.00161*SIN(RADIANS([.M4])))" office:value-type="float" office:value="0.000217563832041019" calcext:value-type="float">
            <text:p>0.0002175638320410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1.62" calcext:value-type="float">
            <text:p>641.62</text:p>
          </table:table-cell>
          <table:table-cell office:value-type="float" office:value="51.99" calcext:value-type="float">
            <text:p>51.99</text:p>
          </table:table-cell>
          <table:table-cell office:value-type="float" office:value="10061" calcext:value-type="float">
            <text:p>10061</text:p>
          </table:table-cell>
          <table:table-cell office:value-type="float" office:value="648.66" calcext:value-type="float">
            <text:p>648.66</text:p>
          </table:table-cell>
          <table:table-cell table:formula="of:=[.$H$15] / [.E5]" office:value-type="float" office:value="1.02010298153116" calcext:value-type="float">
            <text:p>1.02010298153116</text:p>
          </table:table-cell>
          <table:table-cell table:formula="of:=[.B5]*[.F5]" office:value-type="float" office:value="654.518475010021" calcext:value-type="float">
            <text:p>654.518475010021</text:p>
          </table:table-cell>
          <table:table-cell table:formula="of:=[.G5] * 1.602E-019" office:value-type="float" office:value="1.04853859696605E-016" calcext:value-type="float">
            <text:p>1.04853859696605E-16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1/[.G5]" office:value-type="float" office:value="0.00152784075344044" calcext:value-type="float">
            <text:p>0.00152784075344044</text:p>
          </table:table-cell>
          <table:table-cell table:formula="of:=1 - COS(RADIANS([.A5]))" office:value-type="float" office:value="0.0340741737109317" calcext:value-type="float">
            <text:p>0.0340741737109317</text:p>
          </table:table-cell>
          <table:table-cell table:formula="of:=[.A5] - [.$H$16]" office:value-type="float" office:value="12.7663" calcext:value-type="float">
            <text:p>12.7663</text:p>
          </table:table-cell>
          <table:table-cell table:formula="of:=1 - COS(RADIANS([.M5]))" office:value-type="float" office:value="0.0247205048790582" calcext:value-type="float">
            <text:p>0.0247205048790582</text:p>
          </table:table-cell>
          <table:table-cell table:formula="of:=ABS(SIN(RADIANS([.M5])) * 0.44565)" office:value-type="float" office:value="0.0984774641513515" calcext:value-type="float">
            <text:p>0.0984774641513515</text:p>
          </table:table-cell>
          <table:table-cell table:formula="of:=[.C5]/SQRT([.D5])" office:value-type="float" office:value="0.518321522873064" calcext:value-type="float">
            <text:p>0.518321522873064</text:p>
          </table:table-cell>
          <table:table-cell table:formula="of:=[.P5]/([.G5]^2)" office:value-type="float" office:value="0.00000120991656655476" calcext:value-type="float">
            <text:p>1.20991656655476E-06</text:p>
          </table:table-cell>
          <table:table-cell table:formula="of:=ABS(0.00161*SIN(RADIANS([.M5])))" office:value-type="float" office:value="0.000355769588878438" calcext:value-type="float">
            <text:p>0.0003557695888784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1.96" calcext:value-type="float">
            <text:p>621.96</text:p>
          </table:table-cell>
          <table:table-cell office:value-type="float" office:value="66.52" calcext:value-type="float">
            <text:p>66.52</text:p>
          </table:table-cell>
          <table:table-cell office:value-type="float" office:value="11181" calcext:value-type="float">
            <text:p>11181</text:p>
          </table:table-cell>
          <table:table-cell office:value-type="float" office:value="648.57" calcext:value-type="float">
            <text:p>648.57</text:p>
          </table:table-cell>
          <table:table-cell table:formula="of:=[.$H$15] / [.E6]" office:value-type="float" office:value="1.02024453798356" calcext:value-type="float">
            <text:p>1.02024453798356</text:p>
          </table:table-cell>
          <table:table-cell table:formula="of:=[.B6]*[.F6]" office:value-type="float" office:value="634.551292844257" calcext:value-type="float">
            <text:p>634.551292844257</text:p>
          </table:table-cell>
          <table:table-cell table:formula="of:=[.G6] * 1.602E-019" office:value-type="float" office:value="1.0165511711365E-016" calcext:value-type="float">
            <text:p>1.0165511711365E-16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1/[.G6]" office:value-type="float" office:value="0.00157591673246411" calcext:value-type="float">
            <text:p>0.00157591673246411</text:p>
          </table:table-cell>
          <table:table-cell table:formula="of:=1 - COS(RADIANS([.A6]))" office:value-type="float" office:value="0.0603073792140916" calcext:value-type="float">
            <text:p>0.0603073792140916</text:p>
          </table:table-cell>
          <table:table-cell table:formula="of:=[.A6] - [.$H$16]" office:value-type="float" office:value="17.7663" calcext:value-type="float">
            <text:p>17.7663</text:p>
          </table:table-cell>
          <table:table-cell table:formula="of:=1 - COS(RADIANS([.M6]))" office:value-type="float" office:value="0.0476909693344323" calcext:value-type="float">
            <text:p>0.0476909693344323</text:p>
          </table:table-cell>
          <table:table-cell table:formula="of:=ABS(SIN(RADIANS([.M6])) * 0.44565)" office:value-type="float" office:value="0.135983516363609" calcext:value-type="float">
            <text:p>0.135983516363609</text:p>
          </table:table-cell>
          <table:table-cell table:formula="of:=[.C6]/SQRT([.D6])" office:value-type="float" office:value="0.629088747173284" calcext:value-type="float">
            <text:p>0.629088747173284</text:p>
          </table:table-cell>
          <table:table-cell table:formula="of:=[.P6]/([.G6]^2)" office:value-type="float" office:value="0.00000156235042628554" calcext:value-type="float">
            <text:p>1.56235042628554E-06</text:p>
          </table:table-cell>
          <table:table-cell table:formula="of:=ABS(0.00161*SIN(RADIANS([.M6])))" office:value-type="float" office:value="0.000491267724324941" calcext:value-type="float">
            <text:p>0.0004912677243249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6.31" calcext:value-type="float">
            <text:p>566.31</text:p>
          </table:table-cell>
          <table:table-cell office:value-type="float" office:value="49.91" calcext:value-type="float">
            <text:p>49.91</text:p>
          </table:table-cell>
          <table:table-cell office:value-type="float" office:value="8240" calcext:value-type="float">
            <text:p>8240</text:p>
          </table:table-cell>
          <table:table-cell office:value-type="float" office:value="648.16" calcext:value-type="float">
            <text:p>648.16</text:p>
          </table:table-cell>
          <table:table-cell table:formula="of:=[.$H$15] / [.E7]" office:value-type="float" office:value="1.02088990372747" calcext:value-type="float">
            <text:p>1.02088990372747</text:p>
          </table:table-cell>
          <table:table-cell table:formula="of:=[.B7]*[.F7]" office:value-type="float" office:value="578.140161379906" calcext:value-type="float">
            <text:p>578.140161379906</text:p>
          </table:table-cell>
          <table:table-cell table:formula="of:=[.G7] * 1.602E-019" office:value-type="float" office:value="9.2618053853061E-017" calcext:value-type="float">
            <text:p>9.2618053853061E-17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1/[.G7]" office:value-type="float" office:value="0.00172968436860224" calcext:value-type="float">
            <text:p>0.00172968436860224</text:p>
          </table:table-cell>
          <table:table-cell table:formula="of:=1 - COS(RADIANS([.A7]))" office:value-type="float" office:value="0.133974596215561" calcext:value-type="float">
            <text:p>0.133974596215561</text:p>
          </table:table-cell>
          <table:table-cell table:formula="of:=[.A7] - [.$H$16]" office:value-type="float" office:value="27.7663" calcext:value-type="float">
            <text:p>27.7663</text:p>
          </table:table-cell>
          <table:table-cell table:formula="of:=1 - COS(RADIANS([.M7]))" office:value-type="float" office:value="0.115144860402602" calcext:value-type="float">
            <text:p>0.115144860402602</text:p>
          </table:table-cell>
          <table:table-cell table:formula="of:=ABS(SIN(RADIANS([.M7])) * 0.44565)" office:value-type="float" office:value="0.207613303418905" calcext:value-type="float">
            <text:p>0.207613303418905</text:p>
          </table:table-cell>
          <table:table-cell table:formula="of:=[.C7]/SQRT([.D7])" office:value-type="float" office:value="0.549824343088252" calcext:value-type="float">
            <text:p>0.549824343088252</text:p>
          </table:table-cell>
          <table:table-cell table:formula="of:=[.P7]/([.G7]^2)" office:value-type="float" office:value="0.00000164496887648635" calcext:value-type="float">
            <text:p>1.64496887648635E-06</text:p>
          </table:table-cell>
          <table:table-cell table:formula="of:=ABS(0.00161*SIN(RADIANS([.M7])))" office:value-type="float" office:value="0.000750044695398714" calcext:value-type="float">
            <text:p>0.0007500446953987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7.84" calcext:value-type="float">
            <text:p>507.84</text:p>
          </table:table-cell>
          <table:table-cell office:value-type="float" office:value="50.96" calcext:value-type="float">
            <text:p>50.96</text:p>
          </table:table-cell>
          <table:table-cell office:value-type="float" office:value="4941" calcext:value-type="float">
            <text:p>4941</text:p>
          </table:table-cell>
          <table:table-cell office:value-type="float" office:value="647.85" calcext:value-type="float">
            <text:p>647.85</text:p>
          </table:table-cell>
          <table:table-cell table:formula="of:=[.$H$15] / [.E8]" office:value-type="float" office:value="1.0213784054951" calcext:value-type="float">
            <text:p>1.0213784054951</text:p>
          </table:table-cell>
          <table:table-cell table:formula="of:=[.B8]*[.F8]" office:value-type="float" office:value="518.696809446631" calcext:value-type="float">
            <text:p>518.696809446631</text:p>
          </table:table-cell>
          <table:table-cell table:formula="of:=[.G8] * 1.602E-019" office:value-type="float" office:value="8.30952288733503E-017" calcext:value-type="float">
            <text:p>8.30952288733503E-17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1/[.G8]" office:value-type="float" office:value="0.00192790852341437" calcext:value-type="float">
            <text:p>0.00192790852341437</text:p>
          </table:table-cell>
          <table:table-cell table:formula="of:=1 - COS(RADIANS([.A8]))" office:value-type="float" office:value="0.233955556881022" calcext:value-type="float">
            <text:p>0.233955556881022</text:p>
          </table:table-cell>
          <table:table-cell table:formula="of:=[.A8] - [.$H$16]" office:value-type="float" office:value="37.7663" calcext:value-type="float">
            <text:p>37.7663</text:p>
          </table:table-cell>
          <table:table-cell table:formula="of:=1 - COS(RADIANS([.M8]))" office:value-type="float" office:value="0.209484627129133" calcext:value-type="float">
            <text:p>0.209484627129133</text:p>
          </table:table-cell>
          <table:table-cell table:formula="of:=ABS(SIN(RADIANS([.M8])) * 0.44565)" office:value-type="float" office:value="0.272934865307218" calcext:value-type="float">
            <text:p>0.272934865307218</text:p>
          </table:table-cell>
          <table:table-cell table:formula="of:=[.C8]/SQRT([.D8])" office:value-type="float" office:value="0.724973266820042" calcext:value-type="float">
            <text:p>0.724973266820042</text:p>
          </table:table-cell>
          <table:table-cell table:formula="of:=[.P8]/([.G8]^2)" office:value-type="float" office:value="0.00000269460331140465" calcext:value-type="float">
            <text:p>2.69460331140465E-06</text:p>
          </table:table-cell>
          <table:table-cell table:formula="of:=ABS(0.00161*SIN(RADIANS([.M8])))" office:value-type="float" office:value="0.000986031937943725" calcext:value-type="float">
            <text:p>0.0009860319379437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6.11" calcext:value-type="float">
            <text:p>456.11</text:p>
          </table:table-cell>
          <table:table-cell office:value-type="float" office:value="46.3" calcext:value-type="float">
            <text:p>46.3</text:p>
          </table:table-cell>
          <table:table-cell office:value-type="float" office:value="5435" calcext:value-type="float">
            <text:p>5435</text:p>
          </table:table-cell>
          <table:table-cell office:value-type="float" office:value="647.63" calcext:value-type="float">
            <text:p>647.63</text:p>
          </table:table-cell>
          <table:table-cell table:formula="of:=[.$H$15] / [.E9]" office:value-type="float" office:value="1.02172536787981" calcext:value-type="float">
            <text:p>1.02172536787981</text:p>
          </table:table-cell>
          <table:table-cell table:formula="of:=[.B9]*[.F9]" office:value-type="float" office:value="466.019157543659" calcext:value-type="float">
            <text:p>466.019157543659</text:p>
          </table:table-cell>
          <table:table-cell table:formula="of:=[.G9] * 1.602E-019" office:value-type="float" office:value="7.46562690384942E-017" calcext:value-type="float">
            <text:p>7.46562690384942E-17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1/[.G9]" office:value-type="float" office:value="0.00214583453021739" calcext:value-type="float">
            <text:p>0.00214583453021739</text:p>
          </table:table-cell>
          <table:table-cell table:formula="of:=1 - COS(RADIANS([.A9]))" office:value-type="float" office:value="0.357212390313461" calcext:value-type="float">
            <text:p>0.357212390313461</text:p>
          </table:table-cell>
          <table:table-cell table:formula="of:=[.A9] - [.$H$16]" office:value-type="float" office:value="47.7663" calcext:value-type="float">
            <text:p>47.7663</text:p>
          </table:table-cell>
          <table:table-cell table:formula="of:=1 - COS(RADIANS([.M9]))" office:value-type="float" office:value="0.327843803440266" calcext:value-type="float">
            <text:p>0.327843803440266</text:p>
          </table:table-cell>
          <table:table-cell table:formula="of:=ABS(SIN(RADIANS([.M9])) * 0.44565)" office:value-type="float" office:value="0.329963439424877" calcext:value-type="float">
            <text:p>0.329963439424877</text:p>
          </table:table-cell>
          <table:table-cell table:formula="of:=[.C9]/SQRT([.D9])" office:value-type="float" office:value="0.628031195939085" calcext:value-type="float">
            <text:p>0.628031195939085</text:p>
          </table:table-cell>
          <table:table-cell table:formula="of:=[.P9]/([.G9]^2)" office:value-type="float" office:value="0.00000289183610691703" calcext:value-type="float">
            <text:p>2.89183610691703E-06</text:p>
          </table:table-cell>
          <table:table-cell table:formula="of:=ABS(0.00161*SIN(RADIANS([.M9])))" office:value-type="float" office:value="0.00119205909901055" calcext:value-type="float">
            <text:p>0.001192059099010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6.26" calcext:value-type="float">
            <text:p>406.26</text:p>
          </table:table-cell>
          <table:table-cell office:value-type="float" office:value="29.55" calcext:value-type="float">
            <text:p>29.55</text:p>
          </table:table-cell>
          <table:table-cell office:value-type="float" office:value="6258" calcext:value-type="float">
            <text:p>6258</text:p>
          </table:table-cell>
          <table:table-cell office:value-type="float" office:value="647.28" calcext:value-type="float">
            <text:p>647.28</text:p>
          </table:table-cell>
          <table:table-cell table:formula="of:=[.$H$15] / [.E10]" office:value-type="float" office:value="1.02227783957484" calcext:value-type="float">
            <text:p>1.02227783957484</text:p>
          </table:table-cell>
          <table:table-cell table:formula="of:=[.B10]*[.F10]" office:value-type="float" office:value="415.310595105673" calcext:value-type="float">
            <text:p>415.310595105673</text:p>
          </table:table-cell>
          <table:table-cell table:formula="of:=[.G10] * 1.602E-019" office:value-type="float" office:value="6.65327573359288E-017" calcext:value-type="float">
            <text:p>6.65327573359288E-17</text:p>
          </table:table-cell>
          <table:table-cell table:number-columns-repeated="2"/>
          <table:table-cell table:formula="of:=1/[.G10]" office:value-type="float" office:value="0.00240783647656655" calcext:value-type="float">
            <text:p>0.00240783647656655</text:p>
          </table:table-cell>
          <table:table-cell table:formula="of:=1 - COS(RADIANS([.A10]))" office:value-type="float" office:value="0.5" calcext:value-type="float">
            <text:p>0.5</text:p>
          </table:table-cell>
          <table:table-cell table:formula="of:=[.A10] - [.$H$16]" office:value-type="float" office:value="57.7663" calcext:value-type="float">
            <text:p>57.7663</text:p>
          </table:table-cell>
          <table:table-cell table:formula="of:=1 - COS(RADIANS([.M10]))" office:value-type="float" office:value="0.466626105656419" calcext:value-type="float">
            <text:p>0.466626105656419</text:p>
          </table:table-cell>
          <table:table-cell table:formula="of:=ABS(SIN(RADIANS([.M10])) * 0.44565)" office:value-type="float" office:value="0.376966241405168" calcext:value-type="float">
            <text:p>0.376966241405168</text:p>
          </table:table-cell>
          <table:table-cell table:formula="of:=[.C10]/SQRT([.D10])" office:value-type="float" office:value="0.37354222885796" calcext:value-type="float">
            <text:p>0.37354222885796</text:p>
          </table:table-cell>
          <table:table-cell table:formula="of:=[.P10]/([.G10]^2)" office:value-type="float" office:value="0.00000216567700121715" calcext:value-type="float">
            <text:p>2.16567700121715E-06</text:p>
          </table:table-cell>
          <table:table-cell table:formula="of:=ABS(0.00161*SIN(RADIANS([.M10])))" office:value-type="float" office:value="0.00136186614756495" calcext:value-type="float">
            <text:p>0.001361866147564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0.58" calcext:value-type="float">
            <text:p>360.58</text:p>
          </table:table-cell>
          <table:table-cell office:value-type="float" office:value="32.52" calcext:value-type="float">
            <text:p>32.52</text:p>
          </table:table-cell>
          <table:table-cell office:value-type="float" office:value="890" calcext:value-type="float">
            <text:p>890</text:p>
          </table:table-cell>
          <table:table-cell office:value-type="float" office:value="646.95" calcext:value-type="float">
            <text:p>646.95</text:p>
          </table:table-cell>
          <table:table-cell table:formula="of:=[.$H$15] / [.E11]" office:value-type="float" office:value="1.02279928897133" calcext:value-type="float">
            <text:p>1.02279928897133</text:p>
          </table:table-cell>
          <table:table-cell table:formula="of:=[.B11]*[.F11]" office:value-type="float" office:value="368.800967617281" calcext:value-type="float">
            <text:p>368.800967617281</text:p>
          </table:table-cell>
          <table:table-cell table:formula="of:=[.G11] * 1.602E-019" office:value-type="float" office:value="5.90819150122884E-017" calcext:value-type="float">
            <text:p>5.90819150122884E-1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1/[.G11]" office:value-type="float" office:value="0.00271148963209266" calcext:value-type="float">
            <text:p>0.00271148963209266</text:p>
          </table:table-cell>
          <table:table-cell table:formula="of:=1 - COS(RADIANS([.A11]))" office:value-type="float" office:value="0.657979856674331" calcext:value-type="float">
            <text:p>0.657979856674331</text:p>
          </table:table-cell>
          <table:table-cell table:formula="of:=[.A11] - [.$H$16]" office:value-type="float" office:value="67.7663" calcext:value-type="float">
            <text:p>67.7663</text:p>
          </table:table-cell>
          <table:table-cell table:formula="of:=1 - COS(RADIANS([.M11]))" office:value-type="float" office:value="0.621614703751989" calcext:value-type="float">
            <text:p>0.621614703751989</text:p>
          </table:table-cell>
          <table:table-cell table:formula="of:=ABS(SIN(RADIANS([.M11])) * 0.44565)" office:value-type="float" office:value="0.412515114894486" calcext:value-type="float">
            <text:p>0.412515114894486</text:p>
          </table:table-cell>
          <table:table-cell table:formula="of:=[.C11]/SQRT([.D11])" office:value-type="float" office:value="1.09007287664839" calcext:value-type="float">
            <text:p>1.09007287664839</text:p>
          </table:table-cell>
          <table:table-cell table:formula="of:=[.P11]/([.G11]^2)" office:value-type="float" office:value="0.00000801440766913822" calcext:value-type="float">
            <text:p>8.01440766913822E-06</text:p>
          </table:table-cell>
          <table:table-cell table:formula="of:=ABS(0.00161*SIN(RADIANS([.M11])))" office:value-type="float" office:value="0.00149029358236311" calcext:value-type="float">
            <text:p>0.001490293582363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9.35" calcext:value-type="float">
            <text:p>319.35</text:p>
          </table:table-cell>
          <table:table-cell office:value-type="float" office:value="5.06" calcext:value-type="float">
            <text:p>5.06</text:p>
          </table:table-cell>
          <table:table-cell office:value-type="float" office:value="747" calcext:value-type="float">
            <text:p>747</text:p>
          </table:table-cell>
          <table:table-cell office:value-type="float" office:value="647.24" calcext:value-type="float">
            <text:p>647.24</text:p>
          </table:table-cell>
          <table:table-cell table:formula="of:=[.$H$15] / [.E12]" office:value-type="float" office:value="1.02234101724245" calcext:value-type="float">
            <text:p>1.02234101724245</text:p>
          </table:table-cell>
          <table:table-cell table:formula="of:=[.B12]*[.F12]" office:value-type="float" office:value="326.484603856375" calcext:value-type="float">
            <text:p>326.484603856375</text:p>
          </table:table-cell>
          <table:table-cell table:formula="of:=[.G12] * 1.602E-019" office:value-type="float" office:value="5.23028335377912E-017" calcext:value-type="float">
            <text:p>5.23028335377912E-1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1/[.G12]" office:value-type="float" office:value="0.00306293156917107" calcext:value-type="float">
            <text:p>0.00306293156917107</text:p>
          </table:table-cell>
          <table:table-cell table:formula="of:=1 - COS(RADIANS([.A12]))" office:value-type="float" office:value="0.82635182233307" calcext:value-type="float">
            <text:p>0.82635182233307</text:p>
          </table:table-cell>
          <table:table-cell table:formula="of:=[.A12] - [.$H$16]" office:value-type="float" office:value="77.7663" calcext:value-type="float">
            <text:p>77.7663</text:p>
          </table:table-cell>
          <table:table-cell table:formula="of:=1 - COS(RADIANS([.M12]))" office:value-type="float" office:value="0.788100347601856" calcext:value-type="float">
            <text:p>0.788100347601856</text:p>
          </table:table-cell>
          <table:table-cell table:formula="of:=ABS(SIN(RADIANS([.M12])) * 0.44565)" office:value-type="float" office:value="0.435529925360454" calcext:value-type="float">
            <text:p>0.435529925360454</text:p>
          </table:table-cell>
          <table:table-cell table:formula="of:=[.C12]/SQRT([.D12])" office:value-type="float" office:value="0.185135718515944" calcext:value-type="float">
            <text:p>0.185135718515944</text:p>
          </table:table-cell>
          <table:table-cell table:formula="of:=[.P12]/([.G12]^2)" office:value-type="float" office:value="0.00000173685996253934" calcext:value-type="float">
            <text:p>1.73685996253934E-06</text:p>
          </table:table-cell>
          <table:table-cell table:formula="of:=ABS(0.00161*SIN(RADIANS([.M12])))" office:value-type="float" office:value="0.00157343920078611" calcext:value-type="float">
            <text:p>0.001573439200786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2.31" calcext:value-type="float">
            <text:p>292.31</text:p>
          </table:table-cell>
          <table:table-cell office:value-type="float" office:value="20.35" calcext:value-type="float">
            <text:p>20.35</text:p>
          </table:table-cell>
          <table:table-cell office:value-type="float" office:value="573" calcext:value-type="float">
            <text:p>573</text:p>
          </table:table-cell>
          <table:table-cell office:value-type="float" office:value="646.79" calcext:value-type="float">
            <text:p>646.79</text:p>
          </table:table-cell>
          <table:table-cell table:formula="of:=[.$H$15] / [.E13]" office:value-type="float" office:value="1.0230523044574" calcext:value-type="float">
            <text:p>1.0230523044574</text:p>
          </table:table-cell>
          <table:table-cell table:formula="of:=[.B13]*[.F13]" office:value-type="float" office:value="299.048419115942" calcext:value-type="float">
            <text:p>299.048419115942</text:p>
          </table:table-cell>
          <table:table-cell table:formula="of:=[.G13] * 1.602E-019" office:value-type="float" office:value="4.79075567423739E-017" calcext:value-type="float">
            <text:p>4.79075567423739E-1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1/[.G13]" office:value-type="float" office:value="0.00334394009824977" calcext:value-type="float">
            <text:p>0.00334394009824977</text:p>
          </table:table-cell>
          <table:table-cell table:formula="of:=1 - COS(RADIANS([.A13]))" office:value-type="float" office:value="1" calcext:value-type="float">
            <text:p>1</text:p>
          </table:table-cell>
          <table:table-cell table:formula="of:=[.A13] - [.$H$16]" office:value-type="float" office:value="87.7663" calcext:value-type="float">
            <text:p>87.7663</text:p>
          </table:table-cell>
          <table:table-cell table:formula="of:=1 - COS(RADIANS([.M13]))" office:value-type="float" office:value="0.961024455163442" calcext:value-type="float">
            <text:p>0.961024455163442</text:p>
          </table:table-cell>
          <table:table-cell table:formula="of:=ABS(SIN(RADIANS([.M13])) * 0.44565)" office:value-type="float" office:value="0.445311379433121" calcext:value-type="float">
            <text:p>0.445311379433121</text:p>
          </table:table-cell>
          <table:table-cell table:formula="of:=[.C13]/SQRT([.D13])" office:value-type="float" office:value="0.850133446048766" calcext:value-type="float">
            <text:p>0.850133446048766</text:p>
          </table:table-cell>
          <table:table-cell table:formula="of:=[.P13]/([.G13]^2)" office:value-type="float" office:value="0.00000950613725867437" calcext:value-type="float">
            <text:p>9.50613725867437E-06</text:p>
          </table:table-cell>
          <table:table-cell table:formula="of:=ABS(0.00161*SIN(RADIANS([.M13])))" office:value-type="float" office:value="0.00160877666529188" calcext:value-type="float">
            <text:p>0.0016087766652918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* recheck counts</text:p>
          </table:table-cell>
          <table:table-cell table:number-columns-repeated="2"/>
          <table:table-cell office:value-type="string" calcext:value-type="string">
            <text:p>Calibration:</text:p>
          </table:table-cell>
          <table:table-cell office:value-type="float" office:value="661.7" calcext:value-type="float">
            <text:p>661.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Offset:</text:p>
          </table:table-cell>
          <table:table-cell office:value-type="float" office:value="2.2337" calcext:value-type="float">
            <text:p>2.233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11:52:10.782833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4T11:38:24.596554982</meta:creation-date>
    <dc:date>2025-02-18T12:38:56.820623860</dc:date>
    <meta:editing-duration>PT2H31M49S</meta:editing-duration>
    <meta:editing-cycles>12</meta:editing-cycles>
    <meta:generator>LibreOffice/25.2.0.3$Linux_X86_64 LibreOffice_project/520$Build-3</meta:generator>
    <meta:document-statistic meta:table-count="1" meta:cell-count="222" meta:object-count="0"/>
  </office:meta>
</office:document-meta>
</file>